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outline1">
      <style:graphic-properties fo:min-height="12.75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draw:auto-grow-height="true" fo:min-height="2.663cm"/>
    </style:style>
    <style:style style:name="pr5" style:family="presentation" style:parent-style-name="Midnightblue-outline1">
      <style:graphic-properties fo:min-height="12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title">
      <style:graphic-properties fo:min-height="2.25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y2gether</text:p>
          </draw:text-box>
        </draw:frame>
        <draw:frame presentation:style-name="pr2" draw:layer="layout" svg:width="25.5cm" svg:height="13cm" svg:x="1cm" svg:y="17cm" presentation:class="outline" presentation:user-transformed="true">
          <draw:text-box>
            <text:list text:style-name="L2">
              <text:list-item>
                <text:p>Von Quim, Alexander und Friedrich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as Ziel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3">
              <text:list-header>
                <text:p>Autofahrten zum Einkaufen werden gespart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ie Ide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3">
              <text:list-item>
                <text:p>Ein Soziales Netzwerk zur Verständigung zwischen Einkäufern und Leuten aus der Nachbarschaft, die etwas aus dem Geschäft benötig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ie Umsetzung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3">
              <text:list-item>
                <text:p>Website, auf der Einkäufer eintragen können wo und wann sie einkaufen, und andere Leute eintragen können was sie brauch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1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Problem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3">
              <text:list-item>
                <text:p>Wie wird das ganze programmiert?</text:p>
              </text:list-item>
              <text:list-item>
                <text:p>Komplikationen beim pullen bzw. pushen</text:p>
              </text:list-item>
              <text:list-item>
                <text:p>Wie wird die Kommunikation bewerkstelligt?</text:p>
              </text:list-item>
              <text:list-item>
                <text:p>Wie sieht das Layout aus?</text:p>
              </text:list-item>
              <text:list-item>
                <text:p>Kommunikation mit einem zukünftigen Webserv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1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Zukunft des Projekte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Zentraler Webserver</text:p>
              </text:list-item>
              <text:list-item>
                <text:p>Motivationssystem</text:p>
              </text:list-item>
              <text:list-item>
                <text:p>Datenbank</text:p>
              </text:list-item>
              <text:list-item>
                <text:p>Logi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7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draw:background-size="border" draw:fill="none" draw:fill-color="#ecf0f1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gr4" style:family="graphic">
      <style:graphic-properties draw:stroke="none" draw:fill="solid" draw:fill-color="#2c3e50" draw:textarea-vertical-align="middle" draw:auto-grow-height="false" fo:min-height="4.5cm" fo:min-width="28cm"/>
    </style:style>
    <style:style style:name="Mgr5" style:family="graphic">
      <style:graphic-properties draw:stroke="none" draw:fill="solid" draw:fill-color="#1abc9c" draw:textarea-vertical-align="middle" draw:auto-grow-height="false" fo:min-height="1.062cm" fo:min-width="1.062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idnightblue-backgroundobjects">
      <style:graphic-properties draw:stroke="none" draw:fill="none" draw:auto-grow-height="false" fo:min-height="1.449cm"/>
    </style:style>
    <style:style style:name="Mpr14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15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6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loext:graphic-properties draw:fill="solid" draw:fill-color="#2c3e50"/>
      <style:paragraph-properties fo:text-align="center"/>
    </style:style>
    <style:style style:name="MP15" style:family="paragraph">
      <loext:graphic-properties draw:fill="solid" draw:fill-color="#1abc9c"/>
      <style:paragraph-properties fo:text-align="center"/>
    </style:style>
    <style:style style:name="MP16" style:family="paragraph">
      <style:text-properties style:use-window-font-color="true" fo:font-size="14pt"/>
    </style:style>
    <style:style style:name="MP17" style:family="paragraph">
      <loext:graphic-properties draw:fill="none" draw:fill-color="#ffffff"/>
      <style:text-properties style:use-window-font-color="true" fo:font-size="14pt"/>
    </style:style>
    <style:style style:name="MP18" style:family="paragraph">
      <style:paragraph-properties fo:text-align="end"/>
      <style:text-properties style:use-window-font-color="true" fo:font-size="14pt"/>
    </style:style>
    <style:style style:name="MP19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style:style style:name="MT3" style:family="text">
      <style:text-properties style:use-window-font-color="true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idnightblue" style:page-layout-name="PM1" draw:style-name="Mdp3">
      <office:forms form:automatic-focus="false" form:apply-design-mode="false"/>
      <draw:custom-shape draw:style-name="Mgr3" draw:text-style-name="MP14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draw:style-name="Mgr4" draw:text-style-name="MP14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draw:layer="backgroundobjects" svg:width="26cm" svg:height="14cm" svg:x="1cm" svg:y="5.5cm" presentation:class="outline" presentation:placeholder="true">
        <draw:text-box/>
      </draw:frame>
      <draw:frame presentation:style-name="Mpr13" draw:text-style-name="MP11" draw:layer="backgroundobjects" svg:width="8cm" svg:height="1cm" svg:x="1cm" svg:y="20cm" presentation:class="date-time">
        <draw:text-box>
          <text:p text:style-name="MP10"><presentation:date-time/></text:p>
        </draw:text-box>
      </draw:frame>
      <draw:frame presentation:style-name="Mpr13" draw:text-style-name="MP11" draw:layer="backgroundobjects" svg:width="9cm" svg:height="1cm" svg:x="9.5cm" svg:y="20cm" presentation:class="footer">
        <draw:text-box>
          <text:p text:style-name="MP12"><presentation:footer/></text:p>
        </draw:text-box>
      </draw:frame>
      <draw:custom-shape draw:style-name="Mgr5" draw:text-style-name="MP15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4" draw:text-style-name="MP13" draw:layer="backgroundobjects" svg:width="2cm" svg:height="2cm" svg:x="25.5cm" svg:y="18.9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5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6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6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5T17:26:33.479291724</meta:creation-date>
    <dc:date>2019-05-26T11:36:58.515000000</dc:date>
    <meta:editing-duration>PT37M15S</meta:editing-duration>
    <meta:editing-cycles>7</meta:editing-cycles>
    <meta:generator>LibreOffice/6.2.3.2$Windows_X86_64 LibreOffice_project/aecc05fe267cc68dde00352a451aa867b3b546ac</meta:generator>
    <meta:document-statistic meta:object-count="74"/>
  </office:meta>
</office:document-meta>
</file>